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967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3.801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7.853cm"/>
    </style:style>
    <style:style style:name="co12" style:family="table-column">
      <style:table-column-properties fo:break-before="auto" style:column-width="10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3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11"/>
    <style:style style:name="ce7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0.06pt solid #000000"/>
      <style:paragraph-properties fo:margin-left="0cm"/>
    </style:style>
    <style:style style:name="ce9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110"/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 table:print="false">
        <table:shapes>
          <draw:frame draw:z-index="4" draw:style-name="gr1" svg:width="15.999cm" svg:height="8.999cm" svg:x="12.449cm" svg:y="32.04cm">
            <draw:object draw:notify-on-update-of-ranges="List1.C5:List1.C16 List1.C5:List1.C16 List1.H5:List1.H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7.871cm" svg:height="12.411cm" svg:x="1.529cm" svg:y="47.316cm">
            <draw:object draw:notify-on-update-of-ranges="List1.C5:List1.C16 List1.C5:List1.C16 List1.H4:List1.H4 List1.H5:List1.H16 List1.E4:List1.E4 List1.E5:List1.E16 List1.C5:List1.C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7.871cm" svg:height="12.411cm" svg:x="21.402cm" svg:y="48.058cm">
            <draw:object draw:notify-on-update-of-ranges="List1.C5:List1.C16 List1.C5:List1.C16 List1.H4:List1.H4 List1.H5:List1.H16 List1.D4:List1.D4 List1.D5:List1.D14 List1.C5:List1.C14 List1.C5:List1.C16 List1.E4:List1.E4 List1.E5:List1.E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>
            <text:p>velikost instance</text:p>
          </table:table-cell>
          <table:table-cell office:value-type="string">
            <text:p>prumerny cas brute force [s]</text:p>
          </table:table-cell>
          <table:table-cell office:value-type="string">
            <text:p>prumerny heuristicky cas [s]</text:p>
          </table:table-cell>
          <table:table-cell office:value-type="string">
            <text:p>maximalni chyba [%]</text:p>
          </table:table-cell>
          <table:table-cell office:value-type="string">
            <text:p>prumerna chyba [%]</text:p>
          </table:table-cell>
          <table:table-cell office:value-type="string">
            <text:p>prumerny cas dynamicky [s]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float" office:value="0.00000030754505157474">
            <text:p>0,00000030754505157474</text:p>
          </table:table-cell>
          <table:table-cell table:style-name="ce5" office:value-type="float" office:value="0.00000011929207324976">
            <text:p>0,00000011929207324976</text:p>
          </table:table-cell>
          <table:table-cell table:style-name="ce5" office:value-type="float" office:value="0.482926829268293">
            <text:p>0,48292682926829300000</text:p>
          </table:table-cell>
          <table:table-cell table:style-name="ce8" office:value-type="float" office:value="0.0314036177198096">
            <text:p>0,03140361771980960000</text:p>
          </table:table-cell>
          <table:table-cell table:style-name="ce6" table:formula="of:=[.T5]/100000" office:value-type="float" office:value="0.00000169930076599">
            <text:p>0,00000169930076599000</text:p>
          </table:table-cell>
          <table:table-cell table:number-columns-repeated="11"/>
          <table:table-cell office:value-type="float" office:value="0.169930076599">
            <text:p>0,1699300766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3" office:value-type="float" office:value="0.0000105571747">
            <text:p>0,00001055717470000000</text:p>
          </table:table-cell>
          <table:table-cell table:style-name="ce6" office:value-type="float" office:value="0.00000036232281684876">
            <text:p>0,00000036232281684876</text:p>
          </table:table-cell>
          <table:table-cell table:style-name="ce6" office:value-type="float" office:value="0.188770571151985">
            <text:p>0,18877057115198500000</text:p>
          </table:table-cell>
          <table:table-cell table:style-name="ce9" office:value-type="float" office:value="0.0208228300567548">
            <text:p>0,02082283005675480000</text:p>
          </table:table-cell>
          <table:table-cell table:style-name="ce6" table:formula="of:=[.T6]/100000" office:value-type="float" office:value="0.00000389735155106">
            <text:p>0,00000389735155106000</text:p>
          </table:table-cell>
          <table:table-cell table:number-columns-repeated="11"/>
          <table:table-cell office:value-type="float" office:value="0.389735155106">
            <text:p>0,3897351551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3" office:value-type="float" office:value="0.00033995151522">
            <text:p>0,00033995151522000000</text:p>
          </table:table-cell>
          <table:table-cell table:style-name="ce6" office:value-type="float" office:value="0.00000059359704971314">
            <text:p>0,00000059359704971314</text:p>
          </table:table-cell>
          <table:table-cell table:style-name="ce6" office:value-type="float" office:value="0.085427135678392">
            <text:p>0,08542713567839200000</text:p>
          </table:table-cell>
          <table:table-cell table:style-name="ce9" office:value-type="float" office:value="0.00472882222370344">
            <text:p>0,00472882222370344000</text:p>
          </table:table-cell>
          <table:table-cell table:style-name="ce6" table:formula="of:=[.T7]/100000" office:value-type="float" office:value="0.00000874921636581">
            <text:p>0,00000874921636581000</text:p>
          </table:table-cell>
          <table:table-cell/>
          <table:table-cell>
            <draw:frame table:end-cell-address="List1.Q27" table:end-x="0.295cm" table:end-y="0.102cm" draw:z-index="1" draw:style-name="gr1" svg:width="16.058cm" svg:height="9.033cm" svg:x="0.23cm" svg:y="0.11cm">
              <draw:object draw:notify-on-update-of-ranges="List1.C5:List1.C16 List1.C5:List1.C16 List1.E5:List1.E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float" office:value="0.874921636581">
            <text:p>0,8749216366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3" office:value-type="float" office:value="0.01077801227566">
            <text:p>0,01077801227566000000</text:p>
          </table:table-cell>
          <table:table-cell table:style-name="ce6" office:value-type="float" office:value="0.00000079097378253932">
            <text:p>0,00000079097378253932</text:p>
          </table:table-cell>
          <table:table-cell table:style-name="ce6" office:value-type="float" office:value="0.0843373493975903">
            <text:p>0,08433734939759030000</text:p>
          </table:table-cell>
          <table:table-cell table:style-name="ce9" office:value-type="float" office:value="0.00674564275489279">
            <text:p>0,00674564275489279000</text:p>
          </table:table-cell>
          <table:table-cell table:style-name="ce6" table:formula="of:=[.T8]/100000" office:value-type="float" office:value="0.00001428734745979">
            <text:p>0,00001428734745979000</text:p>
          </table:table-cell>
          <table:table-cell table:number-columns-repeated="11"/>
          <table:table-cell office:value-type="float" office:value="1.428734745979">
            <text:p>1,428734746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3" office:value-type="float" office:value="0.04590893268584">
            <text:p>0,04590893268584000000</text:p>
          </table:table-cell>
          <table:table-cell table:style-name="ce6" office:value-type="float" office:value="0.00000094100529193884">
            <text:p>0,00000094100529193884</text:p>
          </table:table-cell>
          <table:table-cell table:style-name="ce6" office:value-type="float" office:value="0.072289156626506">
            <text:p>0,07228915662650600000</text:p>
          </table:table-cell>
          <table:table-cell table:style-name="ce9" office:value-type="float" office:value="0.00945376257003097">
            <text:p>0,00945376257003097000</text:p>
          </table:table-cell>
          <table:table-cell table:style-name="ce6" table:formula="of:=[.T9]/100000" office:value-type="float" office:value="0.00001551963763237">
            <text:p>0,00001551963763237000</text:p>
          </table:table-cell>
          <table:table-cell table:number-columns-repeated="11"/>
          <table:table-cell office:value-type="float" office:value="1.551963763237">
            <text:p>1,5519637632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3" office:value-type="float" office:value="0.3685072469711">
            <text:p>0,36850724697110000000</text:p>
          </table:table-cell>
          <table:table-cell table:style-name="ce6" office:value-type="float" office:value="0.00000104347995758062">
            <text:p>0,00000104347995758062</text:p>
          </table:table-cell>
          <table:table-cell table:style-name="ce6" office:value-type="float" office:value="0.0367892976588629">
            <text:p>0,03678929765886290000</text:p>
          </table:table-cell>
          <table:table-cell table:style-name="ce9" office:value-type="float" office:value="0.00505037064478142">
            <text:p>0,00505037064478142000</text:p>
          </table:table-cell>
          <table:table-cell table:style-name="ce6" table:formula="of:=[.T10]/100000" office:value-type="float" office:value="0.00002046244339943">
            <text:p>0,00002046244339943000</text:p>
          </table:table-cell>
          <table:table-cell table:number-columns-repeated="11"/>
          <table:table-cell office:value-type="float" office:value="2.046244339943">
            <text:p>2,0462443399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3" office:value-type="float" office:value="1.3824326324464">
            <text:p>1,38243263244640000000</text:p>
          </table:table-cell>
          <table:table-cell table:style-name="ce6" office:value-type="float" office:value="0.00000114994716167452">
            <text:p>0,00000114994716167452</text:p>
          </table:table-cell>
          <table:table-cell table:style-name="ce6" office:value-type="float" office:value="0.106017191977077">
            <text:p>0,10601719197707700000</text:p>
          </table:table-cell>
          <table:table-cell table:style-name="ce9" office:value-type="float" office:value="0.00560359896795596">
            <text:p>0,00560359896795596000</text:p>
          </table:table-cell>
          <table:table-cell table:style-name="ce6" table:formula="of:=[.T11]/100000" office:value-type="float" office:value="0.00002501946840286">
            <text:p>0,00002501946840286000</text:p>
          </table:table-cell>
          <table:table-cell table:number-columns-repeated="11"/>
          <table:table-cell office:value-type="float" office:value="2.501946840286">
            <text:p>2,5019468403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3" office:value-type="float" office:value="11.1538584470749">
            <text:p>11,15385844707490000000</text:p>
          </table:table-cell>
          <table:table-cell table:style-name="ce6" office:value-type="float" office:value="0.00000131702138900758">
            <text:p>0,00000131702138900758</text:p>
          </table:table-cell>
          <table:table-cell table:style-name="ce6" office:value-type="float" office:value="0.0551378446115288">
            <text:p>0,05513784461152880000</text:p>
          </table:table-cell>
          <table:table-cell table:style-name="ce9" office:value-type="float" office:value="0.00547567373601328">
            <text:p>0,00547567373601328000</text:p>
          </table:table-cell>
          <table:table-cell table:style-name="ce6" table:formula="of:=[.T12]/100000" office:value-type="float" office:value="0.0000305105196476">
            <text:p>0,00003051051964760000</text:p>
          </table:table-cell>
          <table:table-cell table:number-columns-repeated="11"/>
          <table:table-cell office:value-type="float" office:value="3.05105196476">
            <text:p>3,0510519648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3" office:value-type="float" office:value="44.3023714351653">
            <text:p>44,30237143516530000000</text:p>
          </table:table-cell>
          <table:table-cell table:style-name="ce6" office:value-type="float" office:value="0.0000013967502355576">
            <text:p>0,00000139675023555760</text:p>
          </table:table-cell>
          <table:table-cell table:style-name="ce6" office:value-type="float" office:value="0.0334075723830735">
            <text:p>0,03340757238307350000</text:p>
          </table:table-cell>
          <table:table-cell table:style-name="ce9" office:value-type="float" office:value="0.00351967356438928">
            <text:p>0,00351967356438928000</text:p>
          </table:table-cell>
          <table:table-cell table:style-name="ce6" table:formula="of:=[.T13]/100000" office:value-type="float" office:value="0.0000361822388649">
            <text:p>0,00003618223886490000</text:p>
          </table:table-cell>
          <table:table-cell table:number-columns-repeated="11"/>
          <table:table-cell office:value-type="float" office:value="3.61822388649">
            <text:p>3,6182238865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style-name="ce3" office:value-type="float" office:value="359.736289258003">
            <text:p>359,73628925800300000000</text:p>
          </table:table-cell>
          <table:table-cell table:style-name="ce6" office:value-type="float" office:value="0.00000155824428081524">
            <text:p>0,00000155824428081524</text:p>
          </table:table-cell>
          <table:table-cell table:style-name="ce6" office:value-type="float" office:value="0.0460921843687375">
            <text:p>0,04609218436873750000</text:p>
          </table:table-cell>
          <table:table-cell table:style-name="ce9" office:value-type="float" office:value="0.00359773290223546">
            <text:p>0,00359773290223546000</text:p>
          </table:table-cell>
          <table:table-cell table:style-name="ce6" table:formula="of:=[.T14]/100000" office:value-type="float" office:value="0.00004473661155701">
            <text:p>0,00004473661155701000</text:p>
          </table:table-cell>
          <table:table-cell table:number-columns-repeated="11"/>
          <table:table-cell office:value-type="float" office:value="4.473661155701">
            <text:p>4,4736611557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3"/>
          <table:table-cell table:style-name="ce6" office:value-type="float" office:value="0.00000161135660171508">
            <text:p>0,00000161135660171508</text:p>
          </table:table-cell>
          <table:table-cell table:style-name="ce6" office:value-type="float" office:value="0.0819672131147541">
            <text:p>0,08196721311475410000</text:p>
          </table:table-cell>
          <table:table-cell table:style-name="ce9" office:value-type="float" office:value="0.0035610862780335">
            <text:p>0,00356108627803350000</text:p>
          </table:table-cell>
          <table:table-cell table:style-name="ce6" table:formula="of:=[.T15]/100000" office:value-type="float" office:value="0.00004953073616028">
            <text:p>0,00004953073616028000</text:p>
          </table:table-cell>
          <table:table-cell table:number-columns-repeated="11"/>
          <table:table-cell office:value-type="float" office:value="4.953073616028">
            <text:p>4,953073616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4"/>
          <table:table-cell table:style-name="ce7" office:value-type="float" office:value="0.00000173261894226074">
            <text:p>0,00000173261894226074</text:p>
          </table:table-cell>
          <table:table-cell table:style-name="ce7" office:value-type="float" office:value="0.0233722871452421">
            <text:p>0,02337228714524210000</text:p>
          </table:table-cell>
          <table:table-cell table:style-name="ce10" office:value-type="float" office:value="0.00203439167823683">
            <text:p>0,00203439167823683000</text:p>
          </table:table-cell>
          <table:table-cell table:style-name="ce6" table:formula="of:=[.T16]/100000" office:value-type="float" office:value="0.0000576788421154">
            <text:p>0,00005767884211540000</text:p>
          </table:table-cell>
          <table:table-cell table:number-columns-repeated="11"/>
          <table:table-cell office:value-type="float" office:value="5.76788421154">
            <text:p>5,7678842115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4"/>
          <table:table-cell>
            <draw:frame table:end-cell-address="List1.H44" table:end-x="2.187cm" table:end-y="0.101cm" draw:z-index="0" draw:style-name="gr1" svg:width="16.44cm" svg:height="9.032cm" svg:x="0.148cm" svg:y="0.14cm">
              <draw:object draw:notify-on-update-of-ranges="List1.C5:List1.C16 List1.C5:List1.C16 List1.D5:List1.D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0"/>
          <table:table-cell>
            <draw:frame table:end-cell-address="List1.R53" table:end-x="0.295cm" table:end-y="0.102cm" draw:z-index="2" draw:style-name="gr1" svg:width="16.058cm" svg:height="9.032cm" svg:x="0.238cm" svg:y="0.156cm">
              <draw:object draw:notify-on-update-of-ranges="List1.C5:List1.C16 List1.F5:List1.F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4"/>
          <table:table-cell>
            <draw:frame table:end-cell-address="List1.H66" table:end-x="2.187cm" table:end-y="0.403cm" draw:z-index="3" draw:style-name="gr1" svg:width="16.44cm" svg:height="9.033cm" svg:x="0.148cm" svg:y="0.477cm">
              <draw:object draw:notify-on-update-of-ranges="List1.C5:List1.C16 List1.G5:List1.G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9"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ce6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style-name="ce6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6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style-name="ce6"/>
          <table:table-cell table:number-columns-repeated="14"/>
        </table:table-row>
      </table:table>
      <table:table table:name="Lis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40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50"/>
        </table:table-row>
        <table:table-row table:style-name="ro1" table:number-rows-repeated="49">
          <table:table-cell table:number-columns-repeated="50"/>
        </table:table-row>
        <table:table-row table:style-name="ro1">
          <table:table-cell table:number-columns-repeated="13"/>
          <table:table-cell table:style-name="ce12"/>
          <table:table-cell table:number-columns-repeated="5"/>
          <table:table-cell table:style-name="ce6"/>
          <table:table-cell table:number-columns-repeated="8"/>
          <table:table-cell table:style-name="ce6"/>
          <table:table-cell/>
          <table:table-cell table:style-name="ce6"/>
          <table:table-cell table:number-columns-repeated="17"/>
          <table:table-cell table:style-name="ce6" table:number-columns-repeated="2"/>
        </table:table-row>
        <table:table-row table:style-name="ro1">
          <table:table-cell table:number-columns-repeated="13"/>
          <table:table-cell table:style-name="ce11" table:number-columns-repeated="14"/>
          <table:table-cell table:number-columns-repeated="23"/>
        </table:table-row>
        <table:table-row table:style-name="ro1">
          <table:table-cell table:number-columns-repeated="11"/>
          <table:table-cell table:style-name="ce11"/>
          <table:table-cell table:number-columns-repeated="38"/>
        </table:table-row>
      </table:table>
      <table:table table:name="List3" table:style-name="ta1" table:print="false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float" office:value="1.691509008408">
            <text:p>1,6915090084</text:p>
          </table:table-cell>
        </table:table-row>
        <table:table-row table:style-name="ro1">
          <table:table-cell/>
          <table:table-cell office:value-type="float" office:value="1.675230026245">
            <text:p>1,6752300262</text:p>
          </table:table-cell>
        </table:table-row>
        <table:table-row table:style-name="ro1">
          <table:table-cell/>
          <table:table-cell office:value-type="float" office:value="1.621923923492">
            <text:p>1,6219239235</text:p>
          </table:table-cell>
        </table:table-row>
        <table:table-row table:style-name="ro1">
          <table:table-cell/>
          <table:table-cell office:value-type="float" office:value="1.888312101364">
            <text:p>1,8883121014</text:p>
          </table:table-cell>
        </table:table-row>
        <table:table-row table:style-name="ro1">
          <table:table-cell/>
          <table:table-cell office:value-type="float" office:value="1.509491920471">
            <text:p>1,5094919205</text:p>
          </table:table-cell>
        </table:table-row>
        <table:table-row table:style-name="ro1">
          <table:table-cell/>
          <table:table-cell office:value-type="float" office:value="1.468779087067">
            <text:p>1,4687790871</text:p>
          </table:table-cell>
        </table:table-row>
        <table:table-row table:style-name="ro1">
          <table:table-cell/>
          <table:table-cell office:value-type="float" office:value="1.208510875702">
            <text:p>1,2085108757</text:p>
          </table:table-cell>
        </table:table-row>
        <table:table-row table:style-name="ro1">
          <table:table-cell/>
          <table:table-cell office:value-type="float" office:value="1.519237995148">
            <text:p>1,5192379951</text:p>
          </table:table-cell>
        </table:table-row>
        <table:table-row table:style-name="ro1">
          <table:table-cell/>
          <table:table-cell office:value-type="float" office:value="1.125306844711">
            <text:p>1,1253068447</text:p>
          </table:table-cell>
        </table:table-row>
        <table:table-row table:style-name="ro1">
          <table:table-cell/>
          <table:table-cell office:value-type="float" office:value="0.918216943741">
            <text:p>0,9182169437</text:p>
          </table:table-cell>
        </table:table-row>
        <table:table-row table:style-name="ro1">
          <table:table-cell/>
          <table:table-cell office:value-type="float" office:value="1.364508867264">
            <text:p>1,3645088673</text:p>
          </table:table-cell>
        </table:table-row>
        <table:table-row table:style-name="ro1">
          <table:table-cell/>
          <table:table-cell office:value-type="float" office:value="0.876765966415">
            <text:p>0,8767659664</text:p>
          </table:table-cell>
        </table:table-row>
        <table:table-row table:style-name="ro1">
          <table:table-cell/>
          <table:table-cell office:value-type="float" office:value="1.57625412941">
            <text:p>1,5762541294</text:p>
          </table:table-cell>
        </table:table-row>
        <table:table-row table:style-name="ro1">
          <table:table-cell/>
          <table:table-cell office:value-type="float" office:value="1.520212173462">
            <text:p>1,5202121735</text:p>
          </table:table-cell>
        </table:table-row>
        <table:table-row table:style-name="ro1">
          <table:table-cell/>
          <table:table-cell office:value-type="float" office:value="1.375394821167">
            <text:p>1,3753948212</text:p>
          </table:table-cell>
        </table:table-row>
        <table:table-row table:style-name="ro1">
          <table:table-cell/>
          <table:table-cell office:value-type="float" office:value="1.375851869583">
            <text:p>1,3758518696</text:p>
          </table:table-cell>
        </table:table-row>
        <table:table-row table:style-name="ro1">
          <table:table-cell/>
          <table:table-cell office:value-type="float" office:value="1.659217119217">
            <text:p>1,6592171192</text:p>
          </table:table-cell>
        </table:table-row>
        <table:table-row table:style-name="ro1">
          <table:table-cell/>
          <table:table-cell office:value-type="float" office:value="1.512772083282">
            <text:p>1,5127720833</text:p>
          </table:table-cell>
        </table:table-row>
        <table:table-row table:style-name="ro1">
          <table:table-cell/>
          <table:table-cell office:value-type="float" office:value="1.464089155197">
            <text:p>1,4640891552</text:p>
          </table:table-cell>
        </table:table-row>
        <table:table-row table:style-name="ro1">
          <table:table-cell/>
          <table:table-cell office:value-type="float" office:value="1.273654937744">
            <text:p>1,2736549377</text:p>
          </table:table-cell>
        </table:table-row>
        <table:table-row table:style-name="ro1">
          <table:table-cell/>
          <table:table-cell office:value-type="float" office:value="1.252690076828">
            <text:p>1,2526900768</text:p>
          </table:table-cell>
        </table:table-row>
        <table:table-row table:style-name="ro1">
          <table:table-cell/>
          <table:table-cell office:value-type="float" office:value="1.346138000488">
            <text:p>1,3461380005</text:p>
          </table:table-cell>
        </table:table-row>
        <table:table-row table:style-name="ro1">
          <table:table-cell/>
          <table:table-cell office:value-type="float" office:value="1.562892913818">
            <text:p>1,5628929138</text:p>
          </table:table-cell>
        </table:table-row>
        <table:table-row table:style-name="ro1">
          <table:table-cell/>
          <table:table-cell office:value-type="float" office:value="0.885845899582">
            <text:p>0,8858458996</text:p>
          </table:table-cell>
        </table:table-row>
        <table:table-row table:style-name="ro1">
          <table:table-cell/>
          <table:table-cell office:value-type="float" office:value="1.348643064499">
            <text:p>1,3486430645</text:p>
          </table:table-cell>
        </table:table-row>
        <table:table-row table:style-name="ro1">
          <table:table-cell/>
          <table:table-cell office:value-type="float" office:value="1.377198934555">
            <text:p>1,3771989346</text:p>
          </table:table-cell>
        </table:table-row>
        <table:table-row table:style-name="ro1">
          <table:table-cell/>
          <table:table-cell office:value-type="float" office:value="1.587851047516">
            <text:p>1,5878510475</text:p>
          </table:table-cell>
        </table:table-row>
        <table:table-row table:style-name="ro1">
          <table:table-cell/>
          <table:table-cell office:value-type="float" office:value="1.612650871277">
            <text:p>1,6126508713</text:p>
          </table:table-cell>
        </table:table-row>
        <table:table-row table:style-name="ro1">
          <table:table-cell/>
          <table:table-cell office:value-type="float" office:value="1.514991998672">
            <text:p>1,5149919987</text:p>
          </table:table-cell>
        </table:table-row>
        <table:table-row table:style-name="ro1">
          <table:table-cell/>
          <table:table-cell office:value-type="float" office:value="1.341622114182">
            <text:p>1,3416221142</text:p>
          </table:table-cell>
        </table:table-row>
        <table:table-row table:style-name="ro1">
          <table:table-cell/>
          <table:table-cell office:value-type="float" office:value="1.581322908401">
            <text:p>1,5813229084</text:p>
          </table:table-cell>
        </table:table-row>
        <table:table-row table:style-name="ro1">
          <table:table-cell/>
          <table:table-cell office:value-type="float" office:value="1.268644809723">
            <text:p>1,2686448097</text:p>
          </table:table-cell>
        </table:table-row>
        <table:table-row table:style-name="ro1">
          <table:table-cell/>
          <table:table-cell office:value-type="float" office:value="0.922428846359">
            <text:p>0,9224288464</text:p>
          </table:table-cell>
        </table:table-row>
        <table:table-row table:style-name="ro1">
          <table:table-cell/>
          <table:table-cell office:value-type="float" office:value="1.563443899155">
            <text:p>1,5634438992</text:p>
          </table:table-cell>
        </table:table-row>
        <table:table-row table:style-name="ro1">
          <table:table-cell/>
          <table:table-cell office:value-type="float" office:value="1.408965826035">
            <text:p>1,408965826</text:p>
          </table:table-cell>
        </table:table-row>
        <table:table-row table:style-name="ro1">
          <table:table-cell/>
          <table:table-cell office:value-type="float" office:value="1.511160850525">
            <text:p>1,5111608505</text:p>
          </table:table-cell>
        </table:table-row>
        <table:table-row table:style-name="ro1">
          <table:table-cell/>
          <table:table-cell office:value-type="float" office:value="1.601287126541">
            <text:p>1,6012871265</text:p>
          </table:table-cell>
        </table:table-row>
        <table:table-row table:style-name="ro1">
          <table:table-cell/>
          <table:table-cell office:value-type="float" office:value="1.533918857574">
            <text:p>1,5339188576</text:p>
          </table:table-cell>
        </table:table-row>
        <table:table-row table:style-name="ro1">
          <table:table-cell/>
          <table:table-cell office:value-type="float" office:value="1.263309001923">
            <text:p>1,2633090019</text:p>
          </table:table-cell>
        </table:table-row>
        <table:table-row table:style-name="ro1">
          <table:table-cell/>
          <table:table-cell office:value-type="float" office:value="1.379449129105">
            <text:p>1,3794491291</text:p>
          </table:table-cell>
        </table:table-row>
        <table:table-row table:style-name="ro1">
          <table:table-cell/>
          <table:table-cell office:value-type="float" office:value="1.830742835999">
            <text:p>1,830742836</text:p>
          </table:table-cell>
        </table:table-row>
        <table:table-row table:style-name="ro1">
          <table:table-cell/>
          <table:table-cell office:value-type="float" office:value="1.352569818497">
            <text:p>1,3525698185</text:p>
          </table:table-cell>
        </table:table-row>
        <table:table-row table:style-name="ro1">
          <table:table-cell/>
          <table:table-cell office:value-type="float" office:value="1.594519138336">
            <text:p>1,5945191383</text:p>
          </table:table-cell>
        </table:table-row>
        <table:table-row table:style-name="ro1">
          <table:table-cell/>
          <table:table-cell office:value-type="float" office:value="1.76934504509">
            <text:p>1,7693450451</text:p>
          </table:table-cell>
        </table:table-row>
        <table:table-row table:style-name="ro1">
          <table:table-cell/>
          <table:table-cell office:value-type="float" office:value="1.326909065247">
            <text:p>1,3269090652</text:p>
          </table:table-cell>
        </table:table-row>
        <table:table-row table:style-name="ro1">
          <table:table-cell/>
          <table:table-cell office:value-type="float" office:value="1.646292924881">
            <text:p>1,6462929249</text:p>
          </table:table-cell>
        </table:table-row>
        <table:table-row table:style-name="ro1">
          <table:table-cell/>
          <table:table-cell office:value-type="float" office:value="1.488620996475">
            <text:p>1,4886209965</text:p>
          </table:table-cell>
        </table:table-row>
        <table:table-row table:style-name="ro1">
          <table:table-cell/>
          <table:table-cell office:value-type="float" office:value="1.614587068558">
            <text:p>1,6145870686</text:p>
          </table:table-cell>
        </table:table-row>
        <table:table-row table:style-name="ro1">
          <table:table-cell/>
          <table:table-cell office:value-type="float" office:value="1.593227148056">
            <text:p>1,5932271481</text:p>
          </table:table-cell>
        </table:table-row>
        <table:table-row table:style-name="ro1">
          <table:table-cell/>
          <table:table-cell office:value-type="float" office:value="1.654736995697">
            <text:p>1,65473699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AVERAGE([.B5:.B54])" office:value-type="float" office:value="1.44722494125368">
            <text:p>1,44722494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.02.2012</text:date>, <text:time>15:20:0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2T19:07:20</meta:creation-date>
    <dc:date>2012-02-02T15:20:08</dc:date>
    <meta:editing-duration>P1DT1H51M36S</meta:editing-duration>
    <meta:editing-cycles>13</meta:editing-cycles>
    <meta:generator>LibreOffice/3.4$Unix LibreOffice_project/340m1$Build-1206</meta:generator>
    <meta:document-statistic meta:table-count="3" meta:cell-count="13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41cm" svg:height="9.033cm" xlink:href=".." xlink:type="simple" chart:class="chart:scatter" chart:column-mapping="0" chart:style-name="ch1">
        <chart:plot-area chart:style-name="ch2" table:cell-range-address="List1.C5:List1.D16" chart:data-source-has-labels="column" svg:x="0.778cm" svg:y="0.855cm" svg:width="15.007cm" svg:height="7.578cm">
          <chartooo:coordinate-region svg:x="5.395cm" svg:y="1.054cm" svg:width="10.203cm" svg:height="6.732cm"/>
          <chart:axis chart:dimension="x" chart:name="primary-x" chart:style-name="ch3" chartooo:axis-type="auto">
            <chart:categories table:cell-range-address="List1.C5:List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D5:List1.D16" chart:class="chart:scatter">
            <chart:domain table:cell-range-address="List1.C5:List1.C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D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List1.C5:List1.C16</svg:desc>
                </draw:g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00000030754505157474">
                <text:p>0.00000030754505157474</text:p>
                <draw:g>
                  <svg:desc>List1.D5:List1.D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105571747">
                <text:p>0.00001055717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33995151522">
                <text:p>0.00033995151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077801227566">
                <text:p>0.0107780122756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4590893268584">
                <text:p>0.045908932685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3685072469711">
                <text:p>0.36850724697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.3824326324464">
                <text:p>1.38243263244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1538584470749">
                <text:p>11.15385844707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4.3023714351653">
                <text:p>44.302371435165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59.736289258003">
                <text:p>359.7362892580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59cm" svg:height="9.034cm" xlink:href=".." xlink:type="simple" chart:class="chart:scatter" chart:column-mapping="0" chart:style-name="ch1">
        <chart:plot-area chart:style-name="ch2" table:cell-range-address="List1.C5:List1.C16 List1.E5:List1.E16" chart:data-source-has-labels="column" svg:x="0.771cm" svg:y="0.855cm" svg:width="14.646cm" svg:height="7.579cm">
          <chartooo:coordinate-region svg:x="5.017cm" svg:y="1.054cm" svg:width="10.213cm" svg:height="6.733cm"/>
          <chart:axis chart:dimension="x" chart:name="primary-x" chart:style-name="ch3" chartooo:axis-type="auto">
            <chart:categories table:cell-range-address="List1.C5:List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E5:List1.E16" chart:class="chart:scatter">
            <chart:domain table:cell-range-address="List1.C5:List1.C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List1.C5:List1.C16</svg:desc>
                </draw:g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00000011929207324976">
                <text:p>0.00000011929207324976</text:p>
                <draw:g>
                  <svg:desc>List1.E5:List1.E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36232281684876">
                <text:p>0.000000362322816848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059359704971314">
                <text:p>0.000000593597049713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0079097378253932">
                <text:p>0.000000790973782539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0094100529193884">
                <text:p>0.00000094100529193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00104347995758062">
                <text:p>0.000001043479957580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00114994716167452">
                <text:p>0.000001149947161674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131702138900758">
                <text:p>0.000001317021389007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013967502355576">
                <text:p>0.000001396750235557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0155824428081524">
                <text:p>0.0000015582442808152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0161135660171508">
                <text:p>0.000001611356601715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173261894226074">
                <text:p>0.00000173261894226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59cm" svg:height="9.033cm" xlink:href=".." xlink:type="simple" chart:class="chart:scatter" chart:style-name="ch1">
        <chart:plot-area chart:style-name="ch2" table:cell-range-address="List1.C5:List1.C16 List1.F5:List1.F16" svg:x="0.771cm" svg:y="0.855cm" svg:width="14.646cm" svg:height="7.578cm">
          <chartooo:coordinate-region svg:x="5.017cm" svg:y="1.055cm" svg:width="10.213cm" svg:height="6.73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F5:List1.F16" chart:class="chart:scatter">
            <chart:domain table:cell-range-address="List1.C5:List1.C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482926829268293">
                <text:p>0.482926829268293</text:p>
                <draw:g>
                  <svg:desc>List1.F5:Lis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8770571151985">
                <text:p>0.188770571151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85427135678392">
                <text:p>0.085427135678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843373493975903">
                <text:p>0.0843373493975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72289156626506">
                <text:p>0.07228915662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367892976588629">
                <text:p>0.0367892976588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106017191977077">
                <text:p>0.106017191977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551378446115288">
                <text:p>0.0551378446115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334075723830735">
                <text:p>0.0334075723830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0460921843687375">
                <text:p>0.0460921843687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233722871452421">
                <text:p>0.02337228714524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41cm" svg:height="9.034cm" xlink:href=".." xlink:type="simple" chart:class="chart:scatter" chart:style-name="ch1">
        <chart:plot-area chart:style-name="ch2" table:cell-range-address="List1.C5:List1.C16 List1.G5:List1.G16" svg:x="0.778cm" svg:y="0.855cm" svg:width="15.007cm" svg:height="7.579cm">
          <chartooo:coordinate-region svg:x="5.024cm" svg:y="1.055cm" svg:width="10.574cm" svg:height="6.73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G5:List1.G16" chart:class="chart:scatter">
            <chart:domain table:cell-range-address="List1.C5:List1.C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0314036177198096">
                <text:p>0.0314036177198096</text:p>
                <draw:g>
                  <svg:desc>List1.G5:Lis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08228300567548">
                <text:p>0.0208228300567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2882222370344">
                <text:p>0.00472882222370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674564275489279">
                <text:p>0.00674564275489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0945376257003097">
                <text:p>0.00945376257003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505037064478142">
                <text:p>0.00505037064478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00560359896795596">
                <text:p>0.00560359896795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547567373601328">
                <text:p>0.00547567373601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00351967356438928">
                <text:p>0.00351967356438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00359773290223546">
                <text:p>0.00359773290223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0035610862780335">
                <text:p>0.0035610862780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0203439167823683">
                <text:p>0.002034391678236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List1.C5:List1.C16 List1.H5:List1.H16" chart:data-source-has-labels="column" svg:x="0.77cm" svg:y="0.855cm" svg:width="14.59cm" svg:height="7.545cm">
          <chartooo:coordinate-region svg:x="5.016cm" svg:y="1.054cm" svg:width="10.157cm" svg:height="6.699cm"/>
          <chart:axis chart:dimension="x" chart:name="primary-x" chart:style-name="ch3" chartooo:axis-type="auto">
            <chart:categories table:cell-range-address="List1.C5:List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H5:List1.H16" chart:class="chart:scatter">
            <chart:domain table:cell-range-address="List1.C5:List1.C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H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List1.C5:List1.C16</svg:desc>
                </draw:g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00000169930076599">
                <text:p>0.00000169930076599</text:p>
                <draw:g>
                  <svg:desc>List1.H5:List1.H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389735155106">
                <text:p>0.00000389735155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874921636581">
                <text:p>0.000008749216365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428734745979">
                <text:p>0.000014287347459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1551963763237">
                <text:p>0.000015519637632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02046244339943">
                <text:p>0.000020462443399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02501946840286">
                <text:p>0.000025019468402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305105196476">
                <text:p>0.00003051051964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361822388649">
                <text:p>0.00003618223886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4473661155701">
                <text:p>0.0000447366115570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4953073616028">
                <text:p>0.000049530736160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576788421154">
                <text:p>0.00005767884211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72cm" svg:height="12.412cm" xlink:href=".." xlink:type="simple" chart:class="chart:scatter" chart:style-name="ch1">
        <chart:legend chart:legend-position="bottom" svg:x="3.436cm" svg:y="11.629cm" style:legend-expansion="wide" chart:style-name="ch2"/>
        <chart:plot-area chart:style-name="ch3" table:cell-range-address="List1.C5:List1.C16 List1.H4:List1.H16 List1.E4:List1.E16" chart:data-source-has-labels="both" svg:x="1.355cm" svg:y="1.253cm" svg:width="15.874cm" svg:height="10.084cm">
          <chartooo:coordinate-region svg:x="5.601cm" svg:y="1.452cm" svg:width="11.441cm" svg:height="9.238cm"/>
          <chart:axis chart:dimension="x" chart:name="primary-x" chart:style-name="ch4" chartooo:axis-type="auto">
            <chart:categories table:cell-range-address="List1.C5:List1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H5:List1.H16" chart:label-cell-address="List1.H4:List1.H4" chart:class="chart:scatter">
            <chart:domain table:cell-range-address="List1.C5:List1.C16"/>
            <chart:data-point chart:repeated="12"/>
          </chart:series>
          <chart:series chart:style-name="ch8" chart:values-cell-range-address="List1.E5:List1.E16" chart:label-cell-address="List1.E4:List1.E4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prumerny cas dynamicky [s]</text:p>
                <draw:g>
                  <svg:desc>List1.H4:List1.H4</svg:desc>
                </draw:g>
              </table:table-cell>
              <table:table-cell office:value-type="string">
                <text:p>prumerny heuristicky cas [s]</text:p>
                <draw:g>
                  <svg:desc>List1.E4:List1.E4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List1.C5:List1.C16</svg:desc>
                </draw:g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00000169930076599">
                <text:p>0.00000169930076599</text:p>
                <draw:g>
                  <svg:desc>List1.H5:List1.H16</svg:desc>
                </draw:g>
              </table:table-cell>
              <table:table-cell office:value-type="float" office:value="0.00000011929207324976">
                <text:p>0.00000011929207324976</text:p>
                <draw:g>
                  <svg:desc>List1.E5:List1.E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389735155106">
                <text:p>0.00000389735155106</text:p>
              </table:table-cell>
              <table:table-cell office:value-type="float" office:value="0.00000036232281684876">
                <text:p>0.000000362322816848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874921636581">
                <text:p>0.00000874921636581</text:p>
              </table:table-cell>
              <table:table-cell office:value-type="float" office:value="0.00000059359704971314">
                <text:p>0.000000593597049713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428734745979">
                <text:p>0.00001428734745979</text:p>
              </table:table-cell>
              <table:table-cell office:value-type="float" office:value="0.00000079097378253932">
                <text:p>0.000000790973782539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1551963763237">
                <text:p>0.00001551963763237</text:p>
              </table:table-cell>
              <table:table-cell office:value-type="float" office:value="0.00000094100529193884">
                <text:p>0.00000094100529193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02046244339943">
                <text:p>0.00002046244339943</text:p>
              </table:table-cell>
              <table:table-cell office:value-type="float" office:value="0.00000104347995758062">
                <text:p>0.000001043479957580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02501946840286">
                <text:p>0.00002501946840286</text:p>
              </table:table-cell>
              <table:table-cell office:value-type="float" office:value="0.00000114994716167452">
                <text:p>0.000001149947161674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305105196476">
                <text:p>0.0000305105196476</text:p>
              </table:table-cell>
              <table:table-cell office:value-type="float" office:value="0.00000131702138900758">
                <text:p>0.000001317021389007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361822388649">
                <text:p>0.0000361822388649</text:p>
              </table:table-cell>
              <table:table-cell office:value-type="float" office:value="0.0000013967502355576">
                <text:p>0.000001396750235557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4473661155701">
                <text:p>0.00004473661155701</text:p>
              </table:table-cell>
              <table:table-cell office:value-type="float" office:value="0.00000155824428081524">
                <text:p>0.0000015582442808152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4953073616028">
                <text:p>0.00004953073616028</text:p>
              </table:table-cell>
              <table:table-cell office:value-type="float" office:value="0.00000161135660171508">
                <text:p>0.000001611356601715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576788421154">
                <text:p>0.0000576788421154</text:p>
              </table:table-cell>
              <table:table-cell office:value-type="float" office:value="0.00000173261894226074">
                <text:p>0.000001732618942260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72cm" svg:height="12.412cm" xlink:href=".." xlink:type="simple" chart:class="chart:scatter" chart:style-name="ch1">
        <chart:legend chart:legend-position="bottom" svg:x="0.712cm" svg:y="11.629cm" style:legend-expansion="wide" chart:style-name="ch2"/>
        <chart:plot-area chart:style-name="ch3" table:cell-range-address="List1.C4:List1.C16 List1.H4:List1.H16 List1.D4:List1.D14 List1.E4:List1.E16" chart:data-source-has-labels="both" svg:x="0.984cm" svg:y="1.253cm" svg:width="16.245cm" svg:height="10.084cm">
          <chartooo:coordinate-region svg:x="5.601cm" svg:y="1.452cm" svg:width="11.441cm" svg:height="9.238cm"/>
          <chart:axis chart:dimension="x" chart:name="primary-x" chart:style-name="ch4" chartooo:axis-type="auto">
            <chart:categories table:cell-range-address="List1.C5:List1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H5:List1.H16" chart:label-cell-address="List1.H4:List1.H4" chart:class="chart:scatter">
            <chart:domain table:cell-range-address="List1.C5:List1.C16"/>
            <chart:data-point chart:repeated="12"/>
          </chart:series>
          <chart:series chart:style-name="ch8" chart:values-cell-range-address="List1.D5:List1.D14" chart:label-cell-address="List1.D4:List1.D4" chart:class="chart:scatter">
            <chart:domain table:cell-range-address="List1.C5:List1.C14"/>
            <chart:data-point chart:repeated="10"/>
          </chart:series>
          <chart:series chart:style-name="ch9" chart:values-cell-range-address="List1.E5:List1.E16" chart:label-cell-address="List1.E4:List1.E4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prumerny cas dynamicky [s]</text:p>
                <draw:g>
                  <svg:desc>List1.H4:List1.H4</svg:desc>
                </draw:g>
              </table:table-cell>
              <table:table-cell office:value-type="string">
                <text:p>Sloupec C</text:p>
              </table:table-cell>
              <table:table-cell office:value-type="string">
                <text:p>prumerny cas brute force [s]</text:p>
                <draw:g>
                  <svg:desc>List1.D4:List1.D4</svg:desc>
                </draw:g>
              </table:table-cell>
              <table:table-cell office:value-type="string">
                <text:p>prumerny heuristicky cas [s]</text:p>
                <draw:g>
                  <svg:desc>List1.E4:List1.E4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List1.C5:List1.C16</svg:desc>
                </draw:g>
              </table:table-cell>
              <table:table-cell office:value-type="float" office:value="4">
                <text:p>4</text:p>
                <draw:g>
                  <svg:desc>List1.C5:List1.C16</svg:desc>
                </draw:g>
              </table:table-cell>
              <table:table-cell office:value-type="float" office:value="0.00000169930076599">
                <text:p>0.00000169930076599</text:p>
                <draw:g>
                  <svg:desc>List1.H5:List1.H16</svg:desc>
                </draw:g>
              </table:table-cell>
              <table:table-cell office:value-type="float" office:value="4">
                <text:p>4</text:p>
                <draw:g>
                  <svg:desc>List1.C5:List1.C14</svg:desc>
                </draw:g>
              </table:table-cell>
              <table:table-cell office:value-type="float" office:value="0.00000030754505157474">
                <text:p>0.00000030754505157474</text:p>
                <draw:g>
                  <svg:desc>List1.D5:List1.D14</svg:desc>
                </draw:g>
              </table:table-cell>
              <table:table-cell office:value-type="float" office:value="0.00000011929207324976">
                <text:p>0.00000011929207324976</text:p>
                <draw:g>
                  <svg:desc>List1.E5:List1.E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389735155106">
                <text:p>0.00000389735155106</text:p>
              </table:table-cell>
              <table:table-cell office:value-type="float" office:value="10">
                <text:p>10</text:p>
              </table:table-cell>
              <table:table-cell office:value-type="float" office:value="0.0000105571747">
                <text:p>0.0000105571747</text:p>
              </table:table-cell>
              <table:table-cell office:value-type="float" office:value="0.00000036232281684876">
                <text:p>0.000000362322816848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874921636581">
                <text:p>0.00000874921636581</text:p>
              </table:table-cell>
              <table:table-cell office:value-type="float" office:value="15">
                <text:p>15</text:p>
              </table:table-cell>
              <table:table-cell office:value-type="float" office:value="0.00033995151522">
                <text:p>0.00033995151522</text:p>
              </table:table-cell>
              <table:table-cell office:value-type="float" office:value="0.00000059359704971314">
                <text:p>0.000000593597049713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428734745979">
                <text:p>0.00001428734745979</text:p>
              </table:table-cell>
              <table:table-cell office:value-type="float" office:value="20">
                <text:p>20</text:p>
              </table:table-cell>
              <table:table-cell office:value-type="float" office:value="0.01077801227566">
                <text:p>0.01077801227566</text:p>
              </table:table-cell>
              <table:table-cell office:value-type="float" office:value="0.00000079097378253932">
                <text:p>0.000000790973782539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1551963763237">
                <text:p>0.00001551963763237</text:p>
              </table:table-cell>
              <table:table-cell office:value-type="float" office:value="22">
                <text:p>22</text:p>
              </table:table-cell>
              <table:table-cell office:value-type="float" office:value="0.04590893268584">
                <text:p>0.04590893268584</text:p>
              </table:table-cell>
              <table:table-cell office:value-type="float" office:value="0.00000094100529193884">
                <text:p>0.00000094100529193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02046244339943">
                <text:p>0.00002046244339943</text:p>
              </table:table-cell>
              <table:table-cell office:value-type="float" office:value="25">
                <text:p>25</text:p>
              </table:table-cell>
              <table:table-cell office:value-type="float" office:value="0.3685072469711">
                <text:p>0.3685072469711</text:p>
              </table:table-cell>
              <table:table-cell office:value-type="float" office:value="0.00000104347995758062">
                <text:p>0.000001043479957580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02501946840286">
                <text:p>0.00002501946840286</text:p>
              </table:table-cell>
              <table:table-cell office:value-type="float" office:value="27">
                <text:p>27</text:p>
              </table:table-cell>
              <table:table-cell office:value-type="float" office:value="1.3824326324464">
                <text:p>1.3824326324464</text:p>
              </table:table-cell>
              <table:table-cell office:value-type="float" office:value="0.00000114994716167452">
                <text:p>0.000001149947161674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305105196476">
                <text:p>0.0000305105196476</text:p>
              </table:table-cell>
              <table:table-cell office:value-type="float" office:value="30">
                <text:p>30</text:p>
              </table:table-cell>
              <table:table-cell office:value-type="float" office:value="11.1538584470749">
                <text:p>11.1538584470749</text:p>
              </table:table-cell>
              <table:table-cell office:value-type="float" office:value="0.00000131702138900758">
                <text:p>0.000001317021389007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361822388649">
                <text:p>0.0000361822388649</text:p>
              </table:table-cell>
              <table:table-cell office:value-type="float" office:value="32">
                <text:p>32</text:p>
              </table:table-cell>
              <table:table-cell office:value-type="float" office:value="44.3023714351653">
                <text:p>44.3023714351653</text:p>
              </table:table-cell>
              <table:table-cell office:value-type="float" office:value="0.0000013967502355576">
                <text:p>0.000001396750235557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4473661155701">
                <text:p>0.00004473661155701</text:p>
              </table:table-cell>
              <table:table-cell office:value-type="float" office:value="35">
                <text:p>35</text:p>
              </table:table-cell>
              <table:table-cell office:value-type="float" office:value="359.736289258003">
                <text:p>359.736289258003</text:p>
              </table:table-cell>
              <table:table-cell office:value-type="float" office:value="0.00000155824428081524">
                <text:p>0.0000015582442808152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4953073616028">
                <text:p>0.0000495307361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1135660171508">
                <text:p>0.000001611356601715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576788421154">
                <text:p>0.000057678842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3261894226074">
                <text:p>0.000001732618942260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